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harmaa2-subtitle" style:list-style-name="L3">
      <style:graphic-properties draw:fill-color="#ffffff" draw:auto-grow-height="true" fo:min-height="13.86cm"/>
    </style:style>
    <style:style style:name="pr2" style:family="presentation" style:parent-style-name="harmaa2-notes">
      <style:graphic-properties draw:fill-color="#ffffff" fo:min-height="13.114cm"/>
    </style:style>
    <style:style style:name="pr3" style:family="presentation" style:parent-style-name="harmaa2-title">
      <style:graphic-properties draw:fill-color="#ffffff" draw:auto-grow-height="true" fo:min-height="3.507cm"/>
    </style:style>
    <style:style style:name="pr4" style:family="presentation" style:parent-style-name="harmaa2-outline1">
      <style:graphic-properties draw:fill-color="#ffffff" draw:auto-grow-height="true" fo:min-height="13.86cm"/>
    </style:style>
    <style:style style:name="pr5" style:family="presentation" style:parent-style-name="harmaa2-title">
      <style:graphic-properties fo:min-height="3.256cm"/>
    </style:style>
    <style:style style:name="pr6" style:family="presentation" style:parent-style-name="harmaa2-outline1">
      <style:graphic-properties fo:min-height="13.609cm"/>
    </style:style>
    <style:style style:name="pr7" style:family="presentation" style:parent-style-name="harmaa2-title">
      <style:graphic-properties draw:auto-grow-height="true" fo:min-height="3.507cm"/>
    </style:style>
    <style:style style:name="pr8" style:family="presentation" style:parent-style-name="harmaa2-outline1">
      <style:graphic-properties draw:auto-grow-height="true" fo:min-height="13.86cm"/>
    </style:style>
    <style:style style:name="pr9" style:family="presentation" style:parent-style-name="harmaa2-outline1">
      <style:graphic-properties draw:stroke="none" draw:fill="none" fo:min-height="13.609cm"/>
    </style:style>
    <style:style style:name="P1" style:family="paragraph">
      <style:paragraph-properties fo:margin-left="1.2cm" fo:margin-right="0cm" fo:text-align="end" fo:text-indent="-0.6cm"/>
    </style:style>
    <style:style style:name="P2" style:family="paragraph">
      <style:paragraph-properties fo:margin-left="1.2cm" fo:margin-right="0cm" fo:text-align="end" fo:text-indent="-0.6cm"/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top="0cm" fo:margin-bottom="0cm">
        <style:tab-stops/>
      </style:paragraph-properties>
      <style:text-properties fo:font-size="28pt" style:font-size-asian="28pt" style:font-size-complex="28pt"/>
    </style:style>
    <style:style style:name="P7" style:family="paragraph">
      <style:paragraph-properties fo:margin-top="0cm" fo:margin-bottom="0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font-family="'Nimbus Mono L'" style:font-family-generic="modern" style:font-pitch="fixed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Nimbus Mono L'" style:font-family-generic="modern" style:font-pitch="fixed" fo:font-size="22pt" style:font-size-asian="22pt" style:font-size-complex="22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hał Nowikowski - Continuous Integration</presentation:footer-decl>
      <presentation:date-time-decl presentation:name="dtd1" presentation:source="current-date" style:data-style-name="D3"/>
      <draw:page draw:name="page1" draw:style-name="dp1" draw:master-page-name="harmaa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 text:style-name="P1"><text:span text:style-name="T1">CouchDB ...</text:span></text:p>
            <text:p text:style-name="P1"><text:span text:style-name="T2">Michał Nowikowski</text:span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Agend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ntinuous Integration</text:p>
              </text:list-item>
              <text:list-item>
                <text:p text:style-name="P4"/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2" presentation:class="page"/>
          <draw:frame presentation:style-name="pr2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okumenty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Format JSON</text:p>
                <text:list>
                  <text:list-item>
                    <text:p>Pary nazwa – wartość</text:p>
                  </text:list-item>
                  <text:list-item>
                    <text:p>Możliwe tablice i struktury</text:p>
                  </text:list-item>
                </text:list>
              </text:list-item>
              <text:list-item>
                <text:p>Załączniki</text:p>
                <text:list>
                  <text:list-item>
                    <text:p>Brak limitów na liczbę i rozmiar</text:p>
                  </text:list-item>
                  <text:list-item>
                    <text:p>Mogą zawierać dowolnąć treść: text, html, wideo, etc.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 dokumentu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p text:style-name="P6"><text:span text:style-name="T3">{</text:span></text:p>
            <text:p text:style-name="P6"><text:span text:style-name="T3"><text:s text:c="3"/></text:span><text:span text:style-name="T3">_id: ”2DA92AAA628CB4156134F36927CF48”,</text:span></text:p>
            <text:p text:style-name="P6"><text:span text:style-name="T3"><text:s text:c="3"/></text:span><text:span text:style-name="T3">_rev: ”75AA3DA9”,</text:span></text:p>
            <text:p text:style-name="P6"><text:span text:style-name="T3"><text:s text:c="3"/></text:span><text:span text:style-name="T3">typ: ”ksiażka”,</text:span></text:p>
            <text:p text:style-name="P6"><text:span text:style-name="T3"><text:s text:c="3"/></text:span><text:span text:style-name="T3">tytuł: ”Podróże Guliwera”,</text:span></text:p>
            <text:p text:style-name="P6"><text:span text:style-name="T3"><text:s text:c="3"/></text:span><text:span text:style-name="T3">autor: {</text:span></text:p>
            <text:p text:style-name="P6"><text:span text:style-name="T3"><text:s text:c="7"/></text:span><text:span text:style-name="T3">imię: “Jonathan”,</text:span></text:p>
            <text:p text:style-name="P6"><text:span text:style-name="T3"><text:s text:c="7"/></text:span><text:span text:style-name="T3">nazwisko: ”Swift”</text:span></text:p>
            <text:p text:style-name="P6"><text:span text:style-name="T3"><text:s text:c="3"/></text:span><text:span text:style-name="T3">}</text:span></text:p>
            <text:p text:style-name="P6"><text:span text:style-name="T3">}</text:span></text:p>
            <text:p text:style-name="P6"><text:span text:style-name="T4"/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unkcjonalność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PI HTTP</text:p>
              </text:list-item>
              <text:list-item>
                <text:p>Baza danych dokumentów</text:p>
              </text:list-item>
              <text:list-item>
                <text:p>Zapytania w języku Javascript</text:p>
                <text:list>
                  <text:list-item>
                    <text:p>Poprzez podejście map/reduce</text:p>
                  </text:list-item>
                </text:list>
              </text:list-item>
              <text:list-item>
                <text:p>Replikacja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laczego CouchDB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rak z góry obranego schematu</text:p>
              </text:list-item>
              <text:list-item>
                <text:p>Łatwy interfejs HTTP</text:p>
                <text:list>
                  <text:list-item>
                    <text:p>Istnieje wiele bibliotek w wielu językach</text:p>
                  </text:list-item>
                </text:list>
              </text:list-item>
              <text:list-item>
                <text:p>Przyjazny format dokumentów - JSO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ypy aplikacj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akie które są zorientowane na dokumenty</text:p>
              </text:list-item>
              <text:list-item>
                <text:p>Email, TODOs, notatki, wiki, forum, CMS, CRM, katalogi, zarządzanie wydatkami, zarządzanie zasobami, zarządzanie projektami, śledzenie błędów</text:p>
              </text:list-item>
              <text:list-item>
                <text:p>Czyli spora część aplikacji webowych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doki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Koncepcja podobna do widoków SQL</text:p>
              </text:list-item>
              <text:list-item>
                <text:p>Tylko do odczytu, istnieją niezależnie od danych</text:p>
              </text:list-item>
              <text:list-item>
                <text:p>Statyczne zapytania dla dynamicznych danych</text:p>
                <text:list>
                  <text:list-item>
                    <text:p>Model map/reduce</text:p>
                  </text:list-item>
                  <text:list-item>
                    <text:p>Index uaktualniany inkrementalnie</text:p>
                  </text:list-item>
                </text:list>
              </text:list-item>
              <text:list-item>
                <text:p>Operacje na widoku: </text:p>
                <text:list>
                  <text:list-item>
                    <text:p>Wybranie po kluczu, wybranie po zakresie, limit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zykładowy widok</text:p>
          </draw:text-box>
        </draw:frame>
        <draw:frame presentation:style-name="pr6" draw:layer="layout" svg:width="25.199cm" svg:height="13.609cm" svg:x="1.4cm" svg:y="4.914cm" presentation:class="outline">
          <draw:text-box>
            <text:p text:style-name="P7"><text:span text:style-name="T3">function (doc) {</text:span></text:p>
            <text:p text:style-name="P7"><text:span text:style-name="T3"><text:s text:c="2"/></text:span><text:span text:style-name="T3">if (doc.type == “książka”)</text:span></text:p>
            <text:p text:style-name="P7"><text:span text:style-name="T3"><text:s text:c="4"/></text:span><text:span text:style-name="T3">emit(doc.autor.nazwisko, doc.tytuł);</text:span></text:p>
            <text:p text:style-name="P7"><text:span text:style-name="T3">}</text:span><text:span text:style-name="T3"><text:line-break/></text:span><text:span text:style-name="T3"/></text:p>
            <text:list text:style-name="L2">
              <text:list-item>
                <text:p>Kluczem jest nazwisko, wartkością cały dokument</text:p>
              </text:list-item>
              <text:list-item>
                <text:p>Funkcje widoku przechowywane są w dokumentach projektowych (”design document”)</text:p>
              </text:list-item>
              <text:list-item>
                <text:p>Zawartość widoku pobierana poprzez HTTP GET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yciąganie danych z widoku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p><text:span text:style-name="T5">GET /db/_design/ksiażki/_view/po_autorze?key='Swift'</text:span></text:p>
            <text:list text:style-name="L2">
              <text:list-item>
                <text:p>Wynik</text:p>
              </text:list-item>
            </text:list>
            <text:p text:style-name="P7"><text:span text:style-name="T3">{</text:span></text:p>
            <text:p text:style-name="P7"><text:span text:style-name="T3"><text:s text:c="2"/></text:span><text:span text:style-name="T3">total_rows: 1,</text:span></text:p>
            <text:p text:style-name="P7"><text:span text:style-name="T3"><text:s text:c="2"/></text:span><text:span text:style-name="T3">rows:[{ </text:span></text:p>
            <text:p text:style-name="P7"><text:span text:style-name="T3"><text:s text:c="4"/></text:span><text:span text:style-name="T3">id: "2DA92AAA628CB4156134F36927",</text:span></text:p>
            <text:p text:style-name="P7"><text:span text:style-name="T3"><text:s text:c="4"/></text:span><text:span text:style-name="T3">key: "Swift",</text:span></text:p>
            <text:p text:style-name="P7"><text:span text:style-name="T3"><text:s text:c="4"/></text:span><text:span text:style-name="T3">value: "Przygody Guliwera"}]</text:span></text:p>
            <text:p text:style-name="P7"><text:span text:style-name="T3">}</text:span></text:p>
            <text:p text:style-name="P7"><text:span text:style-name="T4"/>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0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orównanie z SQL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><text:span text:style-name="T6">SQL</text:span></text:p>
            <text:p>Predefiniowany schemat</text:p>
            <text:p>Normalizacja: dane rozproszone po tabelach</text:p>
            <text:p>Schemat musi być znany aby wydać zapytanie</text:p>
            <text:p>Dynamiczne zapytania na statycznym schemacie</text:p>
          </draw:text-box>
        </draw:frame>
        <draw:frame presentation:style-name="pr6" draw:layer="layout" svg:width="12.296cm" svg:height="13.609cm" svg:x="14.311cm" svg:y="4.914cm" presentation:class="outline" presentation:user-transformed="true">
          <draw:text-box>
            <text:p><text:span text:style-name="T6">CouchDB</text:span></text:p>
            <text:p>Dynamiczny schemat</text:p>
            <text:p>Denormalizacja: dane zagnieżdżone, duplikacje</text:p>
            <text:p>Musi być znana tylko nazwa dokumentu</text:p>
            <text:p>Statyczne zapytania na dynamicznym schemacie</text:p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Dynamiczny SQ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Tablice klucz – wartość</text:p>
                <text:list>
                  <text:list-item>
                    <text:p>Traktowane jako anty-wzorzec</text:p>
                  </text:list-item>
                  <text:list-item>
                    <text:p>Ciężko budowania zapytania; nie skaluje się</text:p>
                  </text:list-item>
                </text:list>
              </text:list-item>
              <text:list-item>
                <text:p>Przechowywanie struktury jako blob</text:p>
                <text:list>
                  <text:list-item>
                    <text:p>Zserializowany obiekt Javy albo Pythona</text:p>
                  </text:list-item>
                  <text:list-item>
                    <text:p>Nie można wykonać na takiej kolumnie zapytań SQL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Link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CouchApp<text:line-break/>http://github.com/couchapp/couchapp</text:p>
              </text:list-item>
              <text:list-item>
                <text:p text:style-name="P4">CouchDB internals<text:line-break/>http://horicky.blogspot.com/2008/10/couchdb-implementation.html</text:p>
              </text:list-item>
              <text:list-item>
                <text:p text:style-name="P4">CouchDB wiki<text:line-break/>http://wiki.apache.org/couchdb</text:p>
              </text:list-item>
              <text:list-item>
                <text:p text:style-name="P4">CouchDB book<text:line-break/>http://books.couchdb.org/relax/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al-life usage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DesktopCouch / Ubuntu One<text:line-break/>https://launchpad.net/desktopcouch<text:line-break/>http://www.freedesktop.org/wiki/Specifications/desktopcouch</text:p>
              </text:list-item>
              <text:list-item>
                <text:p>Mozilla ...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Agenda</text:p>
              </text:list-item>
              <text:list-item>
                <text:p>Links</text:p>
              </text:list-item>
              <text:list-item>
                <text:p>Real-life usag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4.848cm" svg:height="11.135cm" svg:x="3.07cm" svg:y="2.257cm" draw:page-number="1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draw:textarea-horizontal-align="left"/>
      <style:paragraph-properties fo:margin-left="0cm" fo:margin-right="0cm" fo:margin-top="0cm" fo:margin-bottom="0.4cm" fo:text-indent="0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0cm" fo:margin-right="0cm" fo:margin-top="0cm" fo:margin-bottom="0.3cm" fo:text-indent="0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0cm" fo:margin-right="0cm" fo:margin-top="0cm" fo:margin-bottom="0.2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0cm" fo:margin-right="0cm" fo:margin-top="0cm" fo:margin-bottom="0.1cm" fo:text-indent="0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fo:language="pl" fo:country="PL" style:font-size-asian="14pt" style:language-asian="pl" style:country-asian="PL" style:font-size-complex="14pt" style:language-complex="pl" style:country-complex="PL"/>
    </style:style>
    <style:style style:name="MT3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4.023cm" svg:height="0.5cm" svg:x="0.477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13.5cm" svg:height="0.5cm" svg:x="5cm" svg:y="20.5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3"><text:page-number>&lt;num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8-04-06T18:06:19</meta:creation-date>
    <dc:date>2010-01-13T08:33:59</dc:date>
    <dc:language>fi-FI</dc:language>
    <meta:editing-cycles>16</meta:editing-cycles>
    <meta:editing-duration>PT196H34M36S</meta:editing-duration>
    <dc:creator>Michal Nowikowski</dc:creator>
    <meta:document-statistic meta:object-count="8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en-US/presnt/Grey.otp" meta:date="2008-04-06T18:05:52"/>
  </office:meta>
</office:document-meta>
</file>